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80%"/>
    </style:style>
    <style:style style:name="T4" style:family="text">
      <style:text-properties style:text-position="-33% 80%" fo:font-weight="bold"/>
    </style:style>
    <style:style style:name="T5" style:family="text">
      <style:text-properties style:text-position="-33% 80%" fo:font-weight="bold" style:font-weight-asian="bold" style:font-weight-complex="bold"/>
    </style:style>
    <style:style style:name="T6" style:family="text">
      <style:text-properties style:text-position="33% 80%"/>
    </style:style>
    <style:style style:name="T7" style:family="text">
      <style:text-properties style:text-position="33% 80%" fo:font-weight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420</text:p>
      <text:p text:style-name="Standard">Samuel Marrujo</text:p>
      <text:p text:style-name="Standard">Professor Yu</text:p>
      <text:p text:style-name="P1">Homework 3</text:p>
      <text:p text:style-name="P1"/>
      <text:p text:style-name="Standard"><text:span text:style-name="T8">#1<text:tab/>C</text:span>alculate Proj<text:span text:style-name="T4">B</text:span> <text:span text:style-name="T1">A</text:span> and Perp<text:span text:style-name="T4">B</text:span> <text:span text:style-name="T1">A</text:span></text:p>
      <text:p text:style-name="P1"/>
      <text:p text:style-name="P1">Given:</text:p>
      <text:p text:style-name="P1">Proj<text:span text:style-name="T3">B</text:span> A = ( A<text:span text:style-name="T6">.</text:span>B / |B|<text:span text:style-name="T6">2</text:span> ) B</text:p>
      <text:p text:style-name="P1">Perp<text:span text:style-name="T3">B</text:span> A = A - Proj<text:span text:style-name="T3">B</text:span> A = A - ( A<text:span text:style-name="T6">.</text:span>B / |B|<text:span text:style-name="T6">2</text:span> ) B</text:p>
      <text:p text:style-name="P1"/>
      <text:p text:style-name="P1">A = ( 2, 2, 1 )</text:p>
      <text:p text:style-name="P1">B = ( 1, -2, 0 )</text:p>
      <text:p text:style-name="P1"/>
      <text:p text:style-name="P1">Proj<text:span text:style-name="T3">B</text:span> A = (2,2,1).(1,-2,0) = 2*1 + 2*-2 + 0 = 2-4 = -2</text:p>
      <text:p text:style-name="P1"/>
      <text:p text:style-name="P1">|B|^2 = (sqrt(1^2 + (-2)^2 + 0))^2 <text:s text:c="2"/>= (sqrt(5))^2 = 5</text:p>
      <text:p text:style-name="P1"/>
      <text:p text:style-name="P1">Therefore, <text:span text:style-name="T2">Proj</text:span><text:span text:style-name="T5">B</text:span><text:span text:style-name="T2"> A</text:span> = -2/5 . B = (-2/5, 4/5, 0)</text:p>
      <text:p text:style-name="P1"/>
      <text:p text:style-name="P1">=&gt; <text:span text:style-name="T2">Perp</text:span><text:span text:style-name="T5">B</text:span><text:span text:style-name="T2"> A</text:span> = (2,2,1) - (-2/5, 4/5, 0) = (10/5+2/5, 10/5-4/5, 1-0) = (12/5, 6/5, 1)</text:p>
      <text:p text:style-name="P1"/>
      <text:p text:style-name="Standard"><text:span text:style-name="T8">#2<text:tab/></text:span>Find the 4x4 transformation matrix corresponding to the OpenGL command: </text:p>
      <text:p text:style-name="Standard"/>
      <text:p text:style-name="Standard"><text:tab/>glFrustum ( -1.0, 1.0, -1.0, 1.0, 4, 8 ); </text:p>
      <text:p text:style-name="Standard"/>
      <text:p text:style-name="Text_20_body"><text:tab/>Then find the composite transformation matrix of a rotation about the z-axis by 30<text:span text:style-name="T6">o</text:span>. followed by the above glFrustum() matrix operation. </text:p>
      <text:p text:style-name="P1"/>
      <text:p text:style-name="Standard"><text:span text:style-name="T8">#3<text:tab/></text:span>Find the 4x4 transformation matrix of the rotation about the axis passing through points (0, 0, 0 ) and ( 1, 1, 0 ) for 30<text:span text:style-name="T6">o</text:span>. ( Hint: Decompose your transformation into a composite of elementary rotations. ) </text:p>
      <text:p text:style-name="Standard"/>
      <text:p text:style-name="Text_20_body">Write a simple OpenGL program to check if your calculation is correct.</text:p>
      <text:p text:style-name="P1"/>
      <text:p text:style-name="P1"/>
      <text:p text:style-name="Standard"><text:span text:style-name="T8">#4<text:tab/></text:span>Suppose you want to render a scene where all objects are bounded by the box </text:p>
      <text:list xml:id="list1838891341" text:style-name="L2">
        <text:list-header>
          <text:p text:style-name="P2">-1 ≤ x ≤ 2, 6 ≤ y ≤ 8, and 0 ≤ z ≤ 6. </text:p>
        </text:list-header>
      </text:list>
      <text:p text:style-name="Text_20_body">and the viewpoint ( 'camera' ) is at ( 8, 6, 9 ). Find the angle of the field-of-view for the viewpoint. </text:p>
      <text:p text:style-name="P1"/>
      <text:p text:style-name="P1"/>
      <text:p text:style-name="Standard"><text:span text:style-name="T8">#5<text:tab/></text:span>a ) Write a program to draw the following robot arm </text:p>
      <text:list xml:id="list491737889" text:style-name="L3">
        <text:list-header>
          <text:p text:style-name="P3"><text:soft-page-break/><draw:frame draw:style-name="fr1" draw:name="graphics1" text:anchor-type="as-char" svg:width="2.1598in" svg:height="1.5701in" draw:z-index="0"><draw:image xlink:href="http://cse.csusb.edu/tongyu/courses/cs420/images/robot-arm-finger.gif" xlink:type="simple" xlink:show="embed" xlink:actuate="onLoad"/></draw:frame> </text:p>
        </text:list-header>
      </text:list>
      <text:p text:style-name="Text_20_body"><text:line-break/>b) Add features to a) so that a user can control the movements of the robot arm by entering commands from the keyboard. The movements include rotate, swing, and translation of the arm and the finger gripping motions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11-13T16:36:08</meta:creation-date>
    <dc:date>2013-11-13T16:52:29</dc:date>
    <dc:creator>003914325 </dc:creator>
    <meta:editing-duration>PT16M21S</meta:editing-duration>
    <meta:editing-cycles>5</meta:editing-cycles>
    <meta:generator>LibreOffice/3.4$Unix LibreOffice_project/340m1$Build-502</meta:generator>
    <meta:document-statistic meta:table-count="0" meta:image-count="1" meta:object-count="0" meta:page-count="2" meta:paragraph-count="25" meta:word-count="305" meta:character-count="1452" meta:non-whitespace-character-count="1157"/>
  </office:meta>
</office:document-meta>
</file>